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 D</text:p>
          </table:table-cell>
          <table:table-cell table:style-name="ce1" office:value-type="string" calcext:value-type="string">
            <text:p>Clark DM</text:p>
          </table:table-cell>
          <table:table-cell table:style-name="ce1" office:value-type="string" calcext:value-type="string">
            <text:p>Clark DFM</text:p>
          </table:table-cell>
          <table:table-cell table:style-name="ce1" office:value-type="string" calcext:value-type="string">
            <text:p>TT 1</text:p>
          </table:table-cell>
          <table:table-cell table:style-name="ce1" office:value-type="string" calcext:value-type="string">
            <text:p>TT 2</text:p>
          </table:table-cell>
          <table:table-cell table:style-name="ce1" office:value-type="string" calcext:value-type="string">
            <text:p>TT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44.111818762197785</text:p>
          </table:table-cell>
          <table:table-cell office:value-type="float" office:value="45.1054583537922" calcext:value-type="float">
            <text:p>45.1054583538</text:p>
          </table:table-cell>
          <table:table-cell office:value-type="float" office:value="43.7175908716564" calcext:value-type="float">
            <text:p>43.7175908717</text:p>
          </table:table-cell>
          <table:table-cell table:style-name="ce2" office:value-type="float" office:value="42.6025179131338" calcext:value-type="float">
            <text:p>42.6025179131</text:p>
          </table:table-cell>
          <table:table-cell office:value-type="string" calcext:value-type="string">
            <text:p>40.87544531830512</text:p>
          </table:table-cell>
          <table:table-cell office:value-type="string" calcext:value-type="string">
            <text:p>41.75796179425673</text:p>
          </table:table-cell>
          <table:table-cell office:value-type="float" office:value="45.8936920370518" calcext:value-type="float">
            <text:p>45.8936920371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51.900504974633</text:p>
          </table:table-cell>
          <table:table-cell office:value-type="float" office:value="49.0517450224643" calcext:value-type="float">
            <text:p>49.0517450225</text:p>
          </table:table-cell>
          <table:table-cell office:value-type="float" office:value="44.2897041329799" calcext:value-type="float">
            <text:p>44.289704133</text:p>
          </table:table-cell>
          <table:table-cell office:value-type="float" office:value="47.4487566098099" calcext:value-type="float">
            <text:p>47.4487566098</text:p>
          </table:table-cell>
          <table:table-cell office:value-type="string" calcext:value-type="string">
            <text:p>46.429874045824114</text:p>
          </table:table-cell>
          <table:table-cell office:value-type="string" calcext:value-type="string">
            <text:p>47.58389173871447</text:p>
          </table:table-cell>
          <table:table-cell office:value-type="float" office:value="48.725974120493" calcext:value-type="float">
            <text:p>48.7259741205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54.25747188668972</text:p>
          </table:table-cell>
          <table:table-cell office:value-type="float" office:value="55.866465110677" calcext:value-type="float">
            <text:p>55.8664651107</text:p>
          </table:table-cell>
          <table:table-cell office:value-type="float" office:value="58.7572161939174" calcext:value-type="float">
            <text:p>58.7572161939</text:p>
          </table:table-cell>
          <table:table-cell office:value-type="float" office:value="61.1464157956094" calcext:value-type="float">
            <text:p>61.1464157956</text:p>
          </table:table-cell>
          <table:table-cell office:value-type="string" calcext:value-type="string">
            <text:p>56.15558278151332</text:p>
          </table:table-cell>
          <table:table-cell office:value-type="string" calcext:value-type="string">
            <text:p>59.94003802803187</text:p>
          </table:table-cell>
          <table:table-cell office:value-type="float" office:value="62.1473919442878" calcext:value-type="float">
            <text:p>62.1473919443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41.99397870661778</text:p>
          </table:table-cell>
          <table:table-cell office:value-type="float" office:value="43.392808832066" calcext:value-type="float">
            <text:p>43.3928088321</text:p>
          </table:table-cell>
          <table:table-cell office:value-type="float" office:value="45.1064720851001" calcext:value-type="float">
            <text:p>45.1064720851</text:p>
          </table:table-cell>
          <table:table-cell office:value-type="float" office:value="51.1278787724468" calcext:value-type="float">
            <text:p>51.1278787724</text:p>
          </table:table-cell>
          <table:table-cell office:value-type="string" calcext:value-type="string">
            <text:p>40.74762821349567</text:p>
          </table:table-cell>
          <table:table-cell office:value-type="string" calcext:value-type="string">
            <text:p>42.94614741188828</text:p>
          </table:table-cell>
          <table:table-cell office:value-type="float" office:value="50.2553657227061" calcext:value-type="float">
            <text:p>50.2553657227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51.43270869743285</text:p>
          </table:table-cell>
          <table:table-cell office:value-type="float" office:value="53.8032707406166" calcext:value-type="float">
            <text:p>53.8032707406</text:p>
          </table:table-cell>
          <table:table-cell office:value-type="float" office:value="53.6483853470045" calcext:value-type="float">
            <text:p>53.648385347</text:p>
          </table:table-cell>
          <table:table-cell office:value-type="float" office:value="56.4776860708567" calcext:value-type="float">
            <text:p>56.4776860709</text:p>
          </table:table-cell>
          <table:table-cell office:value-type="string" calcext:value-type="string">
            <text:p>54.31271233115893</text:p>
          </table:table-cell>
          <table:table-cell office:value-type="string" calcext:value-type="string">
            <text:p>55.56344904609504</text:p>
          </table:table-cell>
          <table:table-cell office:value-type="float" office:value="58.0993375839887" calcext:value-type="float">
            <text:p>58.099337584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54.27751332558854</text:p>
          </table:table-cell>
          <table:table-cell office:value-type="float" office:value="52.264682104597" calcext:value-type="float">
            <text:p>52.2646821046</text:p>
          </table:table-cell>
          <table:table-cell office:value-type="float" office:value="56.7394273130144" calcext:value-type="float">
            <text:p>56.739427313</text:p>
          </table:table-cell>
          <table:table-cell office:value-type="float" office:value="60.5186425799226" calcext:value-type="float">
            <text:p>60.5186425799</text:p>
          </table:table-cell>
          <table:table-cell office:value-type="string" calcext:value-type="string">
            <text:p>52.495510789059615</text:p>
          </table:table-cell>
          <table:table-cell office:value-type="string" calcext:value-type="string">
            <text:p>56.758549475566134</text:p>
          </table:table-cell>
          <table:table-cell office:value-type="float" office:value="59.4061631087548" calcext:value-type="float">
            <text:p>59.406163108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45.45937064328972</text:p>
          </table:table-cell>
          <table:table-cell office:value-type="float" office:value="44.7910535573167" calcext:value-type="float">
            <text:p>44.7910535573</text:p>
          </table:table-cell>
          <table:table-cell office:value-type="float" office:value="42.9433444844983" calcext:value-type="float">
            <text:p>42.9433444845</text:p>
          </table:table-cell>
          <table:table-cell office:value-type="float" office:value="45.8410323220672" calcext:value-type="float">
            <text:p>45.8410323221</text:p>
          </table:table-cell>
          <table:table-cell office:value-type="string" calcext:value-type="string">
            <text:p>45.12984941801201</text:p>
          </table:table-cell>
          <table:table-cell office:value-type="string" calcext:value-type="string">
            <text:p>48.915300075290936</text:p>
          </table:table-cell>
          <table:table-cell office:value-type="float" office:value="54.5988255730734" calcext:value-type="float">
            <text:p>54.5988255731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49.77460999643411</text:p>
          </table:table-cell>
          <table:table-cell office:value-type="float" office:value="53.058882017657" calcext:value-type="float">
            <text:p>53.0588820177</text:p>
          </table:table-cell>
          <table:table-cell office:value-type="float" office:value="53.0357686163588" calcext:value-type="float">
            <text:p>53.0357686164</text:p>
          </table:table-cell>
          <table:table-cell/>
          <table:table-cell office:value-type="string" calcext:value-type="string">
            <text:p>52.14640699028047</text:p>
          </table:table-cell>
          <table:table-cell office:value-type="string" calcext:value-type="string">
            <text:p>50.96669306037498</text:p>
          </table:table-cell>
          <table:table-cell office:value-type="float" office:value="54.6372398247246" calcext:value-type="float">
            <text:p>54.6372398247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50.65723894895092</text:p>
          </table:table-cell>
          <table:table-cell office:value-type="float" office:value="48.659354835403" calcext:value-type="float">
            <text:p>48.6593548354</text:p>
          </table:table-cell>
          <table:table-cell office:value-type="float" office:value="46.0239343990389" calcext:value-type="float">
            <text:p>46.023934399</text:p>
          </table:table-cell>
          <table:table-cell office:value-type="float" office:value="46.9304064032613" calcext:value-type="float">
            <text:p>46.9304064033</text:p>
          </table:table-cell>
          <table:table-cell office:value-type="string" calcext:value-type="string">
            <text:p>48.59607020307149</text:p>
          </table:table-cell>
          <table:table-cell office:value-type="string" calcext:value-type="string">
            <text:p>51.37162569064616</text:p>
          </table:table-cell>
          <table:table-cell office:value-type="float" office:value="52.5384228891682" calcext:value-type="float">
            <text:p>52.5384228892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50.239955527120784</text:p>
          </table:table-cell>
          <table:table-cell office:value-type="float" office:value="50.6952173105803" calcext:value-type="float">
            <text:p>50.6952173106</text:p>
          </table:table-cell>
          <table:table-cell office:value-type="float" office:value="49.9374129985382" calcext:value-type="float">
            <text:p>49.9374129985</text:p>
          </table:table-cell>
          <table:table-cell office:value-type="float" office:value="55.5376133669857" calcext:value-type="float">
            <text:p>55.537613367</text:p>
          </table:table-cell>
          <table:table-cell office:value-type="string" calcext:value-type="string">
            <text:p>49.193437713286706</text:p>
          </table:table-cell>
          <table:table-cell office:value-type="string" calcext:value-type="string">
            <text:p>55.604759804413185</text:p>
          </table:table-cell>
          <table:table-cell office:value-type="float" office:value="57.519108752585" calcext:value-type="float">
            <text:p>57.5191087526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51.38762293255794</text:p>
          </table:table-cell>
          <table:table-cell office:value-type="float" office:value="51.1470125918951" calcext:value-type="float">
            <text:p>51.1470125919</text:p>
          </table:table-cell>
          <table:table-cell office:value-type="float" office:value="52.6053074301504" calcext:value-type="float">
            <text:p>52.6053074302</text:p>
          </table:table-cell>
          <table:table-cell office:value-type="float" office:value="55.7151217423262" calcext:value-type="float">
            <text:p>55.7151217423</text:p>
          </table:table-cell>
          <table:table-cell office:value-type="string" calcext:value-type="string">
            <text:p>49.73028495429418</text:p>
          </table:table-cell>
          <table:table-cell office:value-type="string" calcext:value-type="string">
            <text:p>54.023559821003055</text:p>
          </table:table-cell>
          <table:table-cell office:value-type="float" office:value="56.4850722085561" calcext:value-type="float">
            <text:p>56.4850722086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42.49882865443487</text:p>
          </table:table-cell>
          <table:table-cell office:value-type="float" office:value="43.1272552318902" calcext:value-type="float">
            <text:p>43.1272552319</text:p>
          </table:table-cell>
          <table:table-cell office:value-type="float" office:value="32.7812436511439" calcext:value-type="float">
            <text:p>32.7812436511</text:p>
          </table:table-cell>
          <table:table-cell office:value-type="float" office:value="37.8477325366825" calcext:value-type="float">
            <text:p>37.8477325367</text:p>
          </table:table-cell>
          <table:table-cell office:value-type="string" calcext:value-type="string">
            <text:p>36.20643136875467</text:p>
          </table:table-cell>
          <table:table-cell office:value-type="string" calcext:value-type="string">
            <text:p>39.96945664355136</text:p>
          </table:table-cell>
          <table:table-cell office:value-type="float" office:value="50.7186227064538" calcext:value-type="float">
            <text:p>50.7186227065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41.099084476382934</text:p>
          </table:table-cell>
          <table:table-cell office:value-type="float" office:value="39.7322450365702" calcext:value-type="float">
            <text:p>39.7322450366</text:p>
          </table:table-cell>
          <table:table-cell office:value-type="float" office:value="45.0520017720368" calcext:value-type="float">
            <text:p>45.052001772</text:p>
          </table:table-cell>
          <table:table-cell office:value-type="float" office:value="51.7275773911712" calcext:value-type="float">
            <text:p>51.7275773912</text:p>
          </table:table-cell>
          <table:table-cell office:value-type="string" calcext:value-type="string">
            <text:p>39.011982122718706</text:p>
          </table:table-cell>
          <table:table-cell office:value-type="string" calcext:value-type="string">
            <text:p>42.415717757696896</text:p>
          </table:table-cell>
          <table:table-cell office:value-type="float" office:value="51.7614559851787" calcext:value-type="float">
            <text:p>51.761455985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54.28950876805497</text:p>
          </table:table-cell>
          <table:table-cell office:value-type="float" office:value="52.2107222031647" calcext:value-type="float">
            <text:p>52.2107222032</text:p>
          </table:table-cell>
          <table:table-cell office:value-type="float" office:value="59.3686693099076" calcext:value-type="float">
            <text:p>59.3686693099</text:p>
          </table:table-cell>
          <table:table-cell office:value-type="float" office:value="60.9892602365678" calcext:value-type="float">
            <text:p>60.9892602366</text:p>
          </table:table-cell>
          <table:table-cell office:value-type="string" calcext:value-type="string">
            <text:p>52.3837252520849</text:p>
          </table:table-cell>
          <table:table-cell office:value-type="string" calcext:value-type="string">
            <text:p>57.457080170195205</text:p>
          </table:table-cell>
          <table:table-cell office:value-type="float" office:value="56.5341502974258" calcext:value-type="float">
            <text:p>56.5341502974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([.B2]+[.B3]+[.B4]+[.B5]+[.B6]+[.B7]+[.B8]+[.B9]+[.B10]+[.B11]+[.B12]+[.B13]+[.B14]+[.B15])/14" office:value-type="float" office:value="48.8128725928847" calcext:value-type="float">
            <text:p>48.8128725929</text:p>
          </table:table-cell>
          <table:table-cell table:formula="of:=SUM([.C2:.C15])/14" office:value-type="float" office:value="48.7790123534779" calcext:value-type="float">
            <text:p>48.7790123535</text:p>
          </table:table-cell>
          <table:table-cell table:formula="of:=SUM([.D2:.D15])/14" office:value-type="float" office:value="48.8576056146675" calcext:value-type="float">
            <text:p>48.8576056147</text:p>
          </table:table-cell>
          <table:table-cell table:formula="of:=(SUM([.E2:.E8])+SUM([.E10:.E15]))/13" office:value-type="float" office:value="51.8392801339109" calcext:value-type="float">
            <text:p>51.8392801339</text:p>
          </table:table-cell>
          <table:table-cell table:formula="of:=([.F2]+[.F3]+[.F4]+[.F5]+[.F6]+[.F7]+[.F8]+[.F9]+[.F10]+[.F11]+[.F12]+[.F13]+[.F14]+[.F15])/14" office:value-type="float" office:value="47.3867815358471" calcext:value-type="float">
            <text:p>47.3867815358</text:p>
          </table:table-cell>
          <table:table-cell table:formula="of:=([.G2]+[.G3]+[.G4]+[.G5]+[.G6]+[.G7]+[.G8]+[.G9]+[.G10]+[.G11]+[.G12]+[.G13]+[.G14]+[.G15])/14" office:value-type="float" office:value="50.376730751266" calcext:value-type="float">
            <text:p>50.3767307513</text:p>
          </table:table-cell>
          <table:table-cell table:style-name="ce2" table:formula="of:=([.H2]+[.H3]+[.H4]+[.H5]+[.H6]+[.H7]+[.H8]+[.H9]+[.H10]+[.H11]+[.H12]+[.H13]+[.H14]+[.H15])/14" office:value-type="float" office:value="54.2372016253177" calcext:value-type="float">
            <text:p>54.2372016253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4.61443328732187" calcext:value-type="float">
            <text:p>4.6144332873</text:p>
          </table:table-cell>
          <table:table-cell table:formula="of:=SQRT((([.C2]-[.C16])^2+([.C3]-[.C16])^2+([.C4]-[.C16])^2+([.C5]-[.C16])^2+([.C6]-[.C16])^2+([.C7]-[.C16])^2+([.C8]-[.C16])^2+([.C9]-[.C16])^2+([.C10]-[.C16])^2+([.C11]-[.C16])^2+([.C12]-[.C16])^2+([.C13]-[.C16])^2+([.C14]-[.C16])^2+([.C15]-[.C16])^2)/14)" office:value-type="float" office:value="4.62356770982185" calcext:value-type="float">
            <text:p>4.6235677098</text:p>
          </table:table-cell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7.08884648299223" calcext:value-type="float">
            <text:p>7.088846483</text:p>
          </table:table-cell>
          <table:table-cell table:formula="of:=SQRT((([.E2]-[.E16])^2+([.E3]-[.E16])^2+([.E4]-[.E16])^2+([.E5]-[.E16])^2+([.E6]-[.E16])^2+([.E7]-[.E16])^2+([.E8]-[.E16])^2+([.E10]-[.E16])^2+([.E11]-[.E16])^2+([.E12]-[.E16])^2+([.E13]-[.E16])^2+([.E14]-[.E16])^2+([.E15]-[.E16])^2)/13)" office:value-type="float" office:value="7.10819318114258" calcext:value-type="float">
            <text:p>7.1081931811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5.95473489807976" calcext:value-type="float">
            <text:p>5.9547348981</text:p>
          </table:table-cell>
          <table:table-cell table:formula="of:=SQRT((([.G2]-[.G16])^2+([.G3]-[.G16])^2+([.G4]-[.G16])^2+([.G5]-[.G16])^2+([.G6]-[.G16])^2+([.G7]-[.G16])^2+([.G8]-[.G16])^2+([.G9]-[.G16])^2+([.G10]-[.G16])^2+([.G11]-[.G16])^2+([.G12]-[.G16])^2+([.G13]-[.G16])^2+([.G14]-[.G16])^2+([.G15]-[.G16])^2)/14)" office:value-type="float" office:value="6.33758026762388" calcext:value-type="float">
            <text:p>6.3375802676</text:p>
          </table:table-cell>
          <table:table-cell table:formula="of:=SQRT((([.H2]-[.H16])^2+([.H3]-[.H16])^2+([.H4]-[.H16])^2+([.H5]-[.H16])^2+([.H6]-[.H16])^2+([.H7]-[.H16])^2+([.H8]-[.H16])^2+([.H9]-[.H16])^2+([.H10]-[.H16])^2+([.H11]-[.H16])^2+([.H12]-[.H16])^2+([.H13]-[.H16])^2+([.H14]-[.H16])^2+([.H15]-[.H16])^2)/14)" office:value-type="float" office:value="4.33288374237229" calcext:value-type="float">
            <text:p>4.3328837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4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8P0"/>
    </number:currency-style>
    <number:currency-style style:name="N13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1:16:19.1441599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14T15:18:05.457471324</dc:date>
    <meta:editing-duration>PT4H51M58S</meta:editing-duration>
    <meta:editing-cycles>14</meta:editing-cycles>
    <meta:document-statistic meta:table-count="1" meta:cell-count="135" meta:object-count="0"/>
  </office:meta>
</office:document-meta>
</file>